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eeeee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21" office:value-type="date" office:date-value="2024-01-01" calcext:value-type="date">
            <text:p>01/01/24</text:p>
          </table:table-cell>
          <table:table-cell table:style-name="ce21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18" office:value-type="float" office:value="160" calcext:value-type="float">
            <text:p>16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8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/>
          <table:table-cell table:number-columns-repeated="3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style-name="ce18" office:value-type="float" office:value="579" calcext:value-type="float">
            <text:p>579</text:p>
          </table:table-cell>
          <table:table-cell table:number-columns-repeated="4" table:style-name="ce23" office:value-type="float" office:value="579" calcext:value-type="float">
            <text:p>579</text:p>
          </table:table-cell>
          <table:table-cell table:style-name="ce23" office:value-type="float" office:value="579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23" office:value-type="float" office:value="579" calcext:value-type="float">
            <text:p>579</text:p>
          </table:table-cell>
          <table:table-cell table:number-columns-repeated="3" table:style-name="ce30" office:value-type="float" office:value="579" calcext:value-type="float">
            <text:p>579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style-name="ce18" office:value-type="float" office:value="1050" calcext:value-type="float">
            <text:p>1050</text:p>
          </table:table-cell>
          <table:table-cell table:number-columns-repeated="8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style-name="ce18" office:value-type="float" office:value="33" calcext:value-type="float">
            <text:p>33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style-name="ce63" office:value-type="float" office:value="412" calcext:value-type="float">
            <text:p>412</text:p>
          </table:table-cell>
          <table:table-cell table:number-columns-repeated="3"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19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556" calcext:value-type="float">
            <text:p>255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1909" calcext:value-type="float">
            <text:p>1909</text:p>
          </table:table-cell>
          <table:table-cell table:style-name="ce23" table:formula="of:=SUM([.T3:.T36])" office:value-type="float" office:value="2016.7" calcext:value-type="float">
            <text:p>2016.7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005" calcext:value-type="float">
            <text:p>2005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066.55" calcext:value-type="float">
            <text:p>2066.55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706" calcext:value-type="float">
            <text:p>70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353" calcext:value-type="float">
            <text:p>1353</text:p>
          </table:table-cell>
          <table:table-cell table:style-name="ce26" table:formula="of:=[.T2]-[.T37]" office:value-type="float" office:value="1245.3" calcext:value-type="float">
            <text:p>1245.3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257" calcext:value-type="float">
            <text:p>1257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95.45" calcext:value-type="float">
            <text:p>1195.45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23.5333333333333" calcext:value-type="float">
            <text:p>23.5333333333333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23.5333333333333" calcext:value-type="float">
            <text:p>23.5333333333333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5.1" calcext:value-type="float">
            <text:p>45.1</text:p>
          </table:table-cell>
          <table:table-cell table:style-name="ce27" table:formula="of:=[.T39]/30" office:value-type="float" office:value="41.51" calcext:value-type="float">
            <text:p>41.51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41.9" calcext:value-type="float">
            <text:p>41.9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9.8483333333333" calcext:value-type="float">
            <text:p>39.848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14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14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14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4-01-08T23:23:55.418540107</dc:date>
    <meta:editing-duration>P34DT17H40M6S</meta:editing-duration>
    <meta:editing-cycles>298</meta:editing-cycles>
    <meta:print-date>2022-04-06T01:20:02.443000000</meta:print-date>
    <meta:document-statistic meta:table-count="5" meta:cell-count="1237" meta:object-count="0"/>
  </office:meta>
</office:document-meta>
</file>